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2 PROJECT</text:p>
      <text:p text:style-name="P2">ft_traceroute</text:p>
      <text:p text:style-name="P2"/>
      <text:p text:style-name="P3"/>
      <text:p text:style-name="P3"/>
      <text:p text:style-name="P3">Default methode : <text:span text:style-name="T1">UDP probes</text:span>.</text:p>
      <text:p text:style-name="P3">"<text:span text:style-name="T3">Probe packets are udp datagrams with so-called "unlikely"</text:span></text:p>
      <text:p text:style-name="P5"><text:s text:c="7"/>destination ports. <text:s/>The "unlikely" port of the first probe is</text:p>
      <text:p text:style-name="P5"><text:s text:c="7"/>33434, then for each next probe it is incremented by one. Since</text:p>
      <text:p text:style-name="P5"><text:s text:c="7"/>the ports are expected to be unused, the destination host</text:p>
      <text:p text:style-name="P5"><text:s text:c="7"/>normally returns "icmp unreach port" as a final response.</text:p>
      <text:p text:style-name="P5"><text:s text:c="7"/>(Nobody knows what happens when some application listens for such</text:p>
      <text:p text:style-name="P3"><text:span text:style-name="T3"><text:s text:c="7"/>ports, though).</text:span>"</text:p>
      <text:p text:style-name="P3"/>
      <text:p text:style-name="P3"/>
      <text:p text:style-name="P3">Comment traceroute fait-il pour permettre à des utilisateurs non-privilégiés de le faire tourner ? Si je devais deviner :</text:p>
      <text:p text:style-name="P3">&gt; Envoyer des paquets avec un socket AF_INET/SOCK_DGRAM (paquets UDP).</text:p>
      <text:p text:style-name="P3">&gt; Recevoir la reply du gateway avec ce même socket. Le parsing du paquet (qui est ICMP, pas UDP!) serait faux, mais en fait on ne le parse pas, on se contente de regarder l'adresse d'origine du paquet qui est remplie par notre recvfrom.</text:p>
      <text:p text:style-name="P3"/>
      <text:p text:style-name="P3">Le problème précisément c'est qu'on ne peut du coup pas parse le paquet ICMP qu'on a reçu ? Du coup vérifier le code d'erreur (Time Exceeded, destination unreachable ... ?).</text:p>
      <text:p text:style-name="P3"/>
      <text:p text:style-name="P3"/>
      <text:p text:style-name="P3">Apparemment on peut maintenant créer un socket datagram pour les paquets ICMP (ICMP sockets) :</text:p>
      <text:p text:style-name="P3"><text:a xlink:type="simple" xlink:href="https://sturmflut.github.io/linux/ubuntu/2015/01/17/unprivileged-icmp-sockets-on-linux/" text:style-name="Internet_20_link" text:visited-style-name="Visited_20_Internet_20_Link">https://sturmflut.github.io/linux/ubuntu/2015/01/17/unprivileged-icmp-sockets-on-linux/</text:a> </text:p>
      <text:p text:style-name="P3"><text:a xlink:type="simple" xlink:href="https://stackoverflow.com/questions/8290046/icmp-sockets-linux" text:style-name="Internet_20_link" text:visited-style-name="Visited_20_Internet_20_Link">https://stackoverflow.com/questions/8290046/icmp-sockets-linux</text:a> </text:p>
      <text:p text:style-name="P3"/>
      <text:p text:style-name="P3">Donc l'idée serait d'ouvrir un socket UDP standard afin d'envoyer nos probes, et ce socket datagram ICMP pour recevoir les réponses ICMP de nos gateways cible.</text:p>
      <text:p text:style-name="P3"/>
      <text:p text:style-name="P3">Mais ce n'est pas ce qu'utilise notre implémentation sur la VM 42 (sysctl -a | grep "net.ipv4.ping" nous indique que ces sockets spéciales ne peuvent être ouvertes par aucun utilisateur, pas même root).</text:p>
      <text:p text:style-name="P3"/>
      <text:p text:style-name="P3">Mais alors qu'est-ce qui est utilisé ? L'implémentation opnbsd utilise bien des sockets <text:span text:style-name="T1">RAW</text:span> en réception (et UDP en envoi) comme on voulait le faire à la base, et indique en effet que le programme doit tourner en tant que root :</text:p>
      <text:p text:style-name="P3"><text:a xlink:type="simple" xlink:href="https://github.com/openbsd/src/blob/master/usr.sbin/traceroute/traceroute.c" text:style-name="Internet_20_link" text:visited-style-name="Visited_20_Internet_20_Link">https://github.com/openbsd/src/blob/master/usr.sbin/traceroute/traceroute.c</text:a> </text:p>
      <text:p text:style-name="P3"/>
      <text:p text:style-name="P3">Pareil pour la version inetutils :</text:p>
      <text:p text:style-name="P3"><text:a xlink:type="simple" xlink:href="https://fossies.org/linux/inetutils/src/traceroute.c" text:style-name="Internet_20_link" text:visited-style-name="Visited_20_Internet_20_Link">https://fossies.org/linux/inetutils/src/traceroute.c</text:a> </text:p>
      <text:p text:style-name="P3"/>
      <text:p text:style-name="P1">De même, notre traceroute6 <text:span text:style-name="T2">est bien </text:span>SUID<text:span text:style-name="T2"> sur la VM42. Comment est-il possible que le traceroute basique ne soit pas SUID ?!</text:span></text:p>
      <text:p text:style-name="P1"><text:span text:style-name="T2"/></text:p>
      <text:p text:style-name="P3">De cette page, début de réponse :</text:p>
      <text:p text:style-name="P3"><text:a xlink:type="simple" xlink:href="http://traceroute.sourceforge.net/" text:style-name="Internet_20_link" text:visited-style-name="Visited_20_Internet_20_Link">http://traceroute.sourceforge.net/</text:a> </text:p>
      <text:p text:style-name="P3">"<text:span text:style-name="T3">It utilizes some currently Linux-specific features (including MSG_ERRQUEUE for recvmsg(2)), </text:span><text:soft-page-break/><text:span text:style-name="T3">which allow such things like the use by unprivileged users (without setuid bit) for some type of tracerouting. The Linux kernel 2.6 or higher required</text:span>". </text:p>
      <text:p text:style-name="P3"/>
      <text:p text:style-name="P3">Donc apparemment on a de nouvelles features qui permettent ça ?</text:p>
      <text:p text:style-name="P3"/>
      <text:p text:style-name="P3">Voir man7 de recv :</text:p>
      <text:p text:style-name="P3"><text:a xlink:type="simple" xlink:href="https://man7.org/linux/man-pages/man2/recv.2.html" text:style-name="Internet_20_link" text:visited-style-name="Visited_20_Internet_20_Link">https://man7.org/linux/man-pages/man2/recv.2.html</text:a> </text:p>
      <text:p text:style-name="P3"/>
      <text:p text:style-name="P3">On utilise apparemment une "error queue". Qui nous permettrait du coup de pouvoir recevoir les erreurs en retour depuis un socket UDP simple ?</text:p>
      <text:p text:style-name="P3"/>
      <text:p text:style-name="P3"/>
      <text:p text:style-name="P3">&gt;&gt;&gt; A voir si j'implémente une version "classique", avec un socket UDP classique pour envoyer les probes et un socket AF_INET/SOCK_RAW pour recevoir les réponses, comme c'est le cas dans pas mal d'implémentation (OpenBSD...).</text:p>
      <text:p text:style-name="P3">&gt;&gt;&gt; Ou si j'implémente une version "récente" en essayant d'utiliser cette fameuse "error queue", qui permet de recevoir des erreurs sans socket raw et donc en tant qu'un utilisateur non-privilégié.</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3M28S</meta:editing-duration>
    <meta:editing-cycles>5</meta:editing-cycles>
    <meta:generator>OpenOffice/4.1.11$Win32 OpenOffice.org_project/4111m1$Build-9808</meta:generator>
    <dc:date>2022-02-28T13:57:12.01</dc:date>
    <meta:document-statistic meta:table-count="0" meta:image-count="0" meta:object-count="0" meta:page-count="2" meta:paragraph-count="33" meta:word-count="468" meta:character-count="3201"/>
    <meta:user-defined meta:name="Info 1"/>
    <meta:user-defined meta:name="Info 2"/>
    <meta:user-defined meta:name="Info 3"/>
    <meta:user-defined meta:name="Info 4"/>
  </office:meta>
</office:document-meta>
</file>